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_20__28_user_29_">
      <style:paragraph-properties fo:margin-left="2.501cm" fo:margin-right="0cm" fo:line-height="100%" fo:text-indent="0cm" style:auto-text-indent="false"/>
      <style:text-properties style:font-name="Arial" fo:font-size="14pt" fo:font-weight="bold" officeooo:rsid="000a796d" officeooo:paragraph-rsid="0070ad4f" style:font-size-asian="14pt" style:font-weight-asian="bold" style:font-size-complex="14pt" style:font-weight-complex="bold"/>
    </style:style>
    <style:style style:name="P2" style:family="paragraph" style:parent-style-name="Standard_20__28_user_29_">
      <style:paragraph-properties fo:line-height="100%"/>
      <style:text-properties style:use-window-font-color="true" style:font-name="Arial" fo:font-size="14pt" fo:font-weight="bold" officeooo:paragraph-rsid="001c3179" style:font-size-asian="14pt" style:font-weight-asian="bold" style:font-weight-complex="bold"/>
    </style:style>
    <style:style style:name="P3" style:family="paragraph" style:parent-style-name="Standard_20__28_user_29_">
      <style:paragraph-properties fo:line-height="100%"/>
      <style:text-properties style:use-window-font-color="true" style:font-name="Arial" fo:font-weight="bold" officeooo:paragraph-rsid="001c3179" style:font-weight-asian="bold" style:font-weight-complex="bold"/>
    </style:style>
    <style:style style:name="P4" style:family="paragraph" style:parent-style-name="Standard_20__28_user_29_">
      <style:paragraph-properties fo:line-height="100%"/>
      <style:text-properties style:use-window-font-color="true" style:font-name="Arial" fo:font-size="22pt" fo:font-weight="bold" officeooo:paragraph-rsid="001c3179" style:font-size-asian="22pt" style:font-weight-asian="bold" style:font-size-complex="22pt" style:font-weight-complex="bold"/>
    </style:style>
    <style:style style:name="P5" style:family="paragraph" style:parent-style-name="Standard_20__28_user_29_">
      <style:paragraph-properties fo:line-height="100%"/>
      <style:text-properties style:use-window-font-color="true" style:font-name="Arial" fo:font-size="22pt" fo:font-weight="bold" officeooo:paragraph-rsid="0070ad4f" style:font-size-asian="22pt" style:font-weight-asian="bold" style:font-size-complex="22pt" style:font-weight-complex="bold"/>
    </style:style>
    <style:style style:name="P6" style:family="paragraph" style:parent-style-name="Standard_20__28_user_29_">
      <style:paragraph-properties fo:line-height="100%"/>
      <style:text-properties style:use-window-font-color="true" officeooo:paragraph-rsid="001c3179"/>
    </style:style>
    <style:style style:name="P7" style:family="paragraph" style:parent-style-name="Standard_20__28_user_29_">
      <style:paragraph-properties fo:line-height="100%"/>
      <style:text-properties style:font-name="Arial" fo:font-size="14pt" fo:font-weight="bold" officeooo:paragraph-rsid="0070ad4f" style:font-size-asian="14pt" style:font-weight-asian="bold" style:font-size-complex="14pt" style:font-weight-complex="bold"/>
    </style:style>
    <style:style style:name="P8" style:family="paragraph" style:parent-style-name="Standard_20__28_user_29_">
      <style:paragraph-properties fo:line-height="100%"/>
      <style:text-properties style:font-name="Arial" officeooo:rsid="007317f1" officeooo:paragraph-rsid="0070ad4f"/>
    </style:style>
    <style:style style:name="P9" style:family="paragraph" style:parent-style-name="Standard_20__28_user_29_">
      <style:paragraph-properties fo:line-height="100%"/>
      <style:text-properties style:font-name="Arial" officeooo:paragraph-rsid="0070ad4f"/>
    </style:style>
    <style:style style:name="P10" style:family="paragraph" style:parent-style-name="Standard_20__28_user_29_">
      <style:paragraph-properties fo:line-height="100%"/>
      <style:text-properties style:font-name="Arial" officeooo:rsid="00760e7f" officeooo:paragraph-rsid="0070ad4f"/>
    </style:style>
    <style:style style:name="P11" style:family="paragraph" style:parent-style-name="Standard_20__28_user_29_">
      <style:paragraph-properties fo:line-height="100%"/>
      <style:text-properties style:font-name="Arial" officeooo:rsid="027289e8" officeooo:paragraph-rsid="0070ad4f"/>
    </style:style>
    <style:style style:name="P12" style:family="paragraph" style:parent-style-name="Standard_20__28_user_29_">
      <style:paragraph-properties fo:line-height="100%"/>
      <style:text-properties style:font-name="Arial" officeooo:rsid="02744861" officeooo:paragraph-rsid="0070ad4f"/>
    </style:style>
    <style:style style:name="P13" style:family="paragraph" style:parent-style-name="Standard_20__28_user_29_">
      <style:paragraph-properties fo:line-height="100%"/>
      <style:text-properties style:font-name="Arial" officeooo:rsid="02781108" officeooo:paragraph-rsid="0070ad4f"/>
    </style:style>
    <style:style style:name="P14" style:family="paragraph" style:parent-style-name="Standard_20__28_user_29_">
      <style:paragraph-properties fo:line-height="100%"/>
      <style:text-properties style:font-name="Arial" officeooo:rsid="0279a8f0" officeooo:paragraph-rsid="0070ad4f"/>
    </style:style>
    <style:style style:name="P15" style:family="paragraph" style:parent-style-name="Standard_20__28_user_29_">
      <style:paragraph-properties fo:line-height="100%"/>
      <style:text-properties style:font-name="Arial" officeooo:rsid="029544af" officeooo:paragraph-rsid="0070ad4f"/>
    </style:style>
    <style:style style:name="P16" style:family="paragraph" style:parent-style-name="Standard_20__28_user_29_">
      <style:paragraph-properties fo:line-height="100%"/>
      <style:text-properties style:font-name="Arial" officeooo:rsid="027f6f4b" officeooo:paragraph-rsid="0070ad4f"/>
    </style:style>
    <style:style style:name="P17" style:family="paragraph" style:parent-style-name="Standard_20__28_user_29_">
      <style:paragraph-properties fo:line-height="100%"/>
      <style:text-properties style:font-name="Arial" officeooo:rsid="027d9f85" officeooo:paragraph-rsid="0070ad4f"/>
    </style:style>
    <style:style style:name="P18" style:family="paragraph" style:parent-style-name="Standard_20__28_user_29_">
      <style:paragraph-properties fo:line-height="100%"/>
      <style:text-properties style:font-name="Arial" officeooo:rsid="00f978ed" officeooo:paragraph-rsid="0070ad4f"/>
    </style:style>
    <style:style style:name="P19" style:family="paragraph" style:parent-style-name="Standard_20__28_user_29_">
      <style:paragraph-properties fo:line-height="100%"/>
      <style:text-properties style:font-name="Arial" officeooo:rsid="00a2e85d" officeooo:paragraph-rsid="0070ad4f"/>
    </style:style>
    <style:style style:name="P20" style:family="paragraph" style:parent-style-name="Standard_20__28_user_29_">
      <style:paragraph-properties fo:line-height="100%"/>
      <style:text-properties style:font-name="Arial" officeooo:rsid="0286b1d4" officeooo:paragraph-rsid="0070ad4f"/>
    </style:style>
    <style:style style:name="P21" style:family="paragraph" style:parent-style-name="Standard_20__28_user_29_">
      <style:paragraph-properties fo:line-height="100%"/>
      <style:text-properties style:font-name="Arial" officeooo:rsid="028afb5a" officeooo:paragraph-rsid="0070ad4f"/>
    </style:style>
    <style:style style:name="P22" style:family="paragraph" style:parent-style-name="Standard_20__28_user_29_">
      <style:paragraph-properties fo:line-height="100%"/>
      <style:text-properties style:font-name="Arial" officeooo:rsid="02973a35" officeooo:paragraph-rsid="0070ad4f"/>
    </style:style>
    <style:style style:name="P23" style:family="paragraph" style:parent-style-name="Standard_20__28_user_29_">
      <style:paragraph-properties fo:line-height="100%"/>
      <style:text-properties style:font-name="Arial" officeooo:rsid="028e6b67" officeooo:paragraph-rsid="0070ad4f"/>
    </style:style>
    <style:style style:name="P24" style:family="paragraph" style:parent-style-name="Standard_20__28_user_29_">
      <style:paragraph-properties fo:line-height="100%"/>
      <style:text-properties style:font-name="Arial" officeooo:rsid="029010b0" officeooo:paragraph-rsid="0070ad4f"/>
    </style:style>
    <style:style style:name="P25" style:family="paragraph" style:parent-style-name="Standard_20__28_user_29_">
      <style:paragraph-properties fo:line-height="100%"/>
      <style:text-properties fo:color="#800000" style:font-name="Arial" fo:font-weight="bold" officeooo:paragraph-rsid="001c3179" style:font-weight-asian="bold" style:font-weight-complex="bold"/>
    </style:style>
    <style:style style:name="P26" style:family="paragraph" style:parent-style-name="Standard_20__28_user_29_">
      <style:paragraph-properties fo:line-height="100%"/>
      <style:text-properties fo:color="#800000" style:font-name="Arial" officeooo:paragraph-rsid="001c3179" style:font-weight-complex="bold"/>
    </style:style>
    <style:style style:name="P27" style:family="paragraph" style:parent-style-name="Standard_20__28_user_29_">
      <style:paragraph-properties fo:line-height="100%"/>
      <style:text-properties officeooo:rsid="007317f1" officeooo:paragraph-rsid="0070ad4f"/>
    </style:style>
    <style:style style:name="P28" style:family="paragraph" style:parent-style-name="Standard_20__28_user_29_">
      <style:paragraph-properties fo:line-height="100%"/>
      <style:text-properties officeooo:rsid="023792ab" officeooo:paragraph-rsid="0070ad4f"/>
    </style:style>
    <style:style style:name="P29" style:family="paragraph" style:parent-style-name="Standard_20__28_user_29_">
      <style:paragraph-properties fo:margin-left="0cm" fo:margin-right="0cm" fo:line-height="100%" fo:text-indent="0cm" style:auto-text-indent="false"/>
      <style:text-properties style:use-window-font-color="true" style:font-name="Arial" fo:font-size="16pt" fo:font-weight="bold" officeooo:paragraph-rsid="001c3179" style:font-size-asian="16pt" style:font-weight-asian="bold" style:font-size-complex="16pt"/>
    </style:style>
    <style:style style:name="P30" style:family="paragraph" style:parent-style-name="Standard_20__28_user_29_">
      <style:paragraph-properties fo:margin-left="0cm" fo:margin-right="0cm" fo:line-height="100%" fo:text-indent="0cm" style:auto-text-indent="false"/>
      <style:text-properties style:use-window-font-color="true" style:font-name="Arial" fo:font-size="16pt" fo:font-weight="bold" officeooo:rsid="0025f20c" officeooo:paragraph-rsid="0047a4d3" style:font-size-asian="16pt" style:font-weight-asian="bold" style:font-size-complex="16pt" style:font-weight-complex="normal"/>
    </style:style>
    <style:style style:name="P31" style:family="paragraph" style:parent-style-name="Standard_20__28_user_29_">
      <style:paragraph-properties fo:margin-left="0cm" fo:margin-right="0cm" fo:line-height="100%" fo:text-indent="0cm" style:auto-text-indent="false"/>
      <style:text-properties style:use-window-font-color="true" style:font-name="Arial" fo:font-size="12pt" fo:font-weight="normal" officeooo:rsid="001e893b" officeooo:paragraph-rsid="001e893b" style:font-size-asian="12pt" style:font-weight-asian="normal" style:font-size-complex="12pt" style:font-weight-complex="normal"/>
    </style:style>
    <style:style style:name="P32" style:family="paragraph" style:parent-style-name="Standard_20__28_user_29_">
      <style:paragraph-properties fo:margin-left="0cm" fo:margin-right="0cm" fo:line-height="100%" fo:text-indent="0cm" style:auto-text-indent="false"/>
      <style:text-properties style:use-window-font-color="true" style:font-name="Arial" fo:font-size="12pt" fo:font-weight="normal" officeooo:rsid="00e8d2bd" officeooo:paragraph-rsid="0068d70e" style:font-size-asian="12pt" style:font-weight-asian="normal" style:font-size-complex="12pt" style:font-weight-complex="normal"/>
    </style:style>
    <style:style style:name="P33" style:family="paragraph" style:parent-style-name="Standard_20__28_user_29_">
      <style:paragraph-properties fo:margin-left="0cm" fo:margin-right="0cm" fo:line-height="100%" fo:text-indent="0cm" style:auto-text-indent="false"/>
      <style:text-properties style:use-window-font-color="true" style:font-name="Arial" fo:font-size="12pt" fo:font-weight="normal" officeooo:rsid="0025f20c" officeooo:paragraph-rsid="0025f20c" style:font-size-asian="12pt" style:font-weight-asian="normal" style:font-size-complex="12pt" style:font-weight-complex="normal"/>
    </style:style>
    <style:style style:name="P34" style:family="paragraph" style:parent-style-name="Standard_20__28_user_29_">
      <style:paragraph-properties fo:margin-left="0cm" fo:margin-right="0cm" fo:line-height="100%" fo:text-indent="0cm" style:auto-text-indent="false"/>
      <style:text-properties style:use-window-font-color="true" style:font-name="Arial" fo:font-size="12pt" fo:font-weight="normal" officeooo:rsid="002d3a6c" officeooo:paragraph-rsid="004939f5" style:font-size-asian="12pt" style:font-weight-asian="normal" style:font-size-complex="12pt" style:font-weight-complex="normal"/>
    </style:style>
    <style:style style:name="P35" style:family="paragraph" style:parent-style-name="Standard_20__28_user_29_">
      <style:paragraph-properties fo:margin-left="0cm" fo:margin-right="0cm" fo:line-height="100%" fo:text-indent="0cm" style:auto-text-indent="false"/>
      <style:text-properties style:use-window-font-color="true" style:font-name="Arial" fo:font-size="12pt" fo:font-weight="normal" officeooo:rsid="002d3a6c" officeooo:paragraph-rsid="0049abca" style:font-size-asian="12pt" style:font-weight-asian="normal" style:font-size-complex="12pt" style:font-weight-complex="normal"/>
    </style:style>
    <style:style style:name="P36" style:family="paragraph" style:parent-style-name="Standard_20__28_user_29_">
      <style:paragraph-properties fo:margin-left="0cm" fo:margin-right="0cm" fo:line-height="100%" fo:text-indent="0cm" style:auto-text-indent="false"/>
      <style:text-properties style:use-window-font-color="true" style:font-name="Arial" fo:font-size="12pt" fo:font-weight="normal" officeooo:rsid="01c3539d" officeooo:paragraph-rsid="0031ce06" style:font-size-asian="12pt" style:font-weight-asian="normal" style:font-size-complex="12pt" style:font-weight-complex="normal"/>
    </style:style>
    <style:style style:name="P37" style:family="paragraph" style:parent-style-name="Standard_20__28_user_29_">
      <style:paragraph-properties fo:margin-left="0cm" fo:margin-right="0cm" fo:line-height="100%" fo:text-indent="0cm" style:auto-text-indent="false"/>
      <style:text-properties style:use-window-font-color="true" style:font-name="Arial" fo:font-size="12pt" fo:font-weight="normal" officeooo:rsid="0040ffcb" officeooo:paragraph-rsid="005caea6" style:font-size-asian="12pt" style:font-weight-asian="normal" style:font-size-complex="12pt" style:font-weight-complex="normal"/>
    </style:style>
    <style:style style:name="P38" style:family="paragraph" style:parent-style-name="Standard_20__28_user_29_">
      <style:paragraph-properties fo:margin-left="0cm" fo:margin-right="0cm" fo:line-height="100%" fo:text-indent="0cm" style:auto-text-indent="false"/>
      <style:text-properties style:use-window-font-color="true" style:font-name="Arial" fo:font-size="12pt" fo:font-weight="normal" officeooo:rsid="0040ffcb" officeooo:paragraph-rsid="005d88b6" style:font-size-asian="12pt" style:font-weight-asian="normal" style:font-size-complex="12pt" style:font-weight-complex="normal"/>
    </style:style>
    <style:style style:name="P39" style:family="paragraph" style:parent-style-name="Standard_20__28_user_29_">
      <style:paragraph-properties fo:margin-left="0cm" fo:margin-right="0cm" fo:line-height="100%" fo:text-indent="0cm" style:auto-text-indent="false"/>
      <style:text-properties style:use-window-font-color="true" style:font-name="Arial" fo:font-size="12pt" fo:font-weight="normal" officeooo:rsid="004939f5" officeooo:paragraph-rsid="004939f5" style:font-size-asian="12pt" style:font-weight-asian="normal" style:font-size-complex="12pt" style:font-weight-complex="normal"/>
    </style:style>
    <style:style style:name="P40" style:family="paragraph" style:parent-style-name="Standard_20__28_user_29_">
      <style:paragraph-properties fo:margin-left="0cm" fo:margin-right="0cm" fo:line-height="100%" fo:text-indent="0cm" style:auto-text-indent="false"/>
      <style:text-properties style:use-window-font-color="true" style:font-name="Arial" fo:font-size="12pt" fo:font-weight="normal" officeooo:rsid="004939f5" officeooo:paragraph-rsid="004d6b3c" style:font-size-asian="12pt" style:font-weight-asian="normal" style:font-size-complex="12pt" style:font-weight-complex="normal"/>
    </style:style>
    <style:style style:name="P41" style:family="paragraph" style:parent-style-name="Standard_20__28_user_29_">
      <style:paragraph-properties fo:margin-left="0cm" fo:margin-right="0cm" fo:line-height="100%" fo:text-indent="0cm" style:auto-text-indent="false"/>
      <style:text-properties style:use-window-font-color="true" style:font-name="Arial" fo:font-size="12pt" fo:font-weight="normal" officeooo:rsid="004d9f69" officeooo:paragraph-rsid="004d9f69" style:font-size-asian="12pt" style:font-weight-asian="normal" style:font-size-complex="12pt" style:font-weight-complex="normal"/>
    </style:style>
    <style:style style:name="P42" style:family="paragraph" style:parent-style-name="Standard_20__28_user_29_">
      <style:paragraph-properties fo:margin-left="0cm" fo:margin-right="0cm" fo:line-height="100%" fo:text-indent="0cm" style:auto-text-indent="false"/>
      <style:text-properties style:use-window-font-color="true" style:font-name="Arial" fo:font-size="12pt" fo:font-weight="normal" officeooo:rsid="004d9f69" officeooo:paragraph-rsid="004e3e63" style:font-size-asian="12pt" style:font-weight-asian="normal" style:font-size-complex="12pt" style:font-weight-complex="normal"/>
    </style:style>
    <style:style style:name="P43" style:family="paragraph" style:parent-style-name="Standard_20__28_user_29_">
      <style:paragraph-properties fo:margin-left="0cm" fo:margin-right="0cm" fo:line-height="100%" fo:text-indent="0cm" style:auto-text-indent="false"/>
      <style:text-properties style:use-window-font-color="true" style:font-name="Arial" fo:font-size="12pt" fo:font-weight="normal" officeooo:rsid="004f8717" officeooo:paragraph-rsid="004f8717" style:font-size-asian="12pt" style:font-weight-asian="normal" style:font-size-complex="12pt" style:font-weight-complex="normal"/>
    </style:style>
    <style:style style:name="P44" style:family="paragraph" style:parent-style-name="Standard_20__28_user_29_">
      <style:paragraph-properties fo:margin-left="0cm" fo:margin-right="0cm" fo:line-height="100%" fo:text-indent="0cm" style:auto-text-indent="false"/>
      <style:text-properties style:use-window-font-color="true" style:font-name="Arial" fo:font-size="12pt" fo:font-weight="normal" officeooo:rsid="0055e3a4" officeooo:paragraph-rsid="0055e3a4" style:font-size-asian="12pt" style:font-weight-asian="normal" style:font-size-complex="12pt" style:font-weight-complex="normal"/>
    </style:style>
    <style:style style:name="P45" style:family="paragraph" style:parent-style-name="Standard_20__28_user_29_">
      <style:paragraph-properties fo:margin-left="0cm" fo:margin-right="0cm" fo:line-height="100%" fo:text-indent="0cm" style:auto-text-indent="false"/>
      <style:text-properties style:use-window-font-color="true" style:font-name="Arial" fo:font-size="12pt" fo:font-weight="normal" officeooo:rsid="005de6e3" officeooo:paragraph-rsid="005de6e3" style:font-size-asian="12pt" style:font-weight-asian="normal" style:font-size-complex="12pt" style:font-weight-complex="normal"/>
    </style:style>
    <style:style style:name="P46" style:family="paragraph" style:parent-style-name="Standard_20__28_user_29_">
      <style:paragraph-properties fo:margin-left="0cm" fo:margin-right="0cm" fo:line-height="100%" fo:text-indent="0cm" style:auto-text-indent="false"/>
      <style:text-properties style:use-window-font-color="true" style:font-name="Arial" fo:font-size="12pt" fo:font-weight="normal" officeooo:rsid="00616df3" officeooo:paragraph-rsid="00616df3" style:font-size-asian="12pt" style:font-weight-asian="normal" style:font-size-complex="12pt" style:font-weight-complex="normal"/>
    </style:style>
    <style:style style:name="P47" style:family="paragraph" style:parent-style-name="Standard_20__28_user_29_">
      <style:paragraph-properties fo:margin-left="0cm" fo:margin-right="0cm" fo:line-height="100%" fo:text-indent="0cm" style:auto-text-indent="false"/>
      <style:text-properties style:use-window-font-color="true" style:font-name="Arial" fo:font-size="12pt" fo:font-weight="normal" officeooo:rsid="00616df3" officeooo:paragraph-rsid="00632f60" style:font-size-asian="12pt" style:font-weight-asian="normal" style:font-size-complex="12pt" style:font-weight-complex="normal"/>
    </style:style>
    <style:style style:name="P48" style:family="paragraph" style:parent-style-name="Standard_20__28_user_29_">
      <style:paragraph-properties fo:margin-left="0cm" fo:margin-right="0cm" fo:line-height="100%" fo:text-indent="0cm" style:auto-text-indent="false"/>
      <style:text-properties style:use-window-font-color="true" style:font-name="Arial" fo:font-size="12pt" fo:font-weight="normal" officeooo:rsid="0064ea7f" officeooo:paragraph-rsid="0064ea7f" style:font-size-asian="12pt" style:font-weight-asian="normal" style:font-size-complex="12pt" style:font-weight-complex="normal"/>
    </style:style>
    <style:style style:name="P49" style:family="paragraph" style:parent-style-name="Standard_20__28_user_29_">
      <style:paragraph-properties fo:margin-left="0cm" fo:margin-right="0cm" fo:line-height="100%" fo:text-indent="0cm" style:auto-text-indent="false"/>
      <style:text-properties style:use-window-font-color="true" style:font-name="Arial" fo:font-size="12pt" fo:font-weight="normal" officeooo:rsid="0068d70e" officeooo:paragraph-rsid="0068d70e" style:font-size-asian="12pt" style:font-weight-asian="normal" style:font-size-complex="12pt" style:font-weight-complex="normal"/>
    </style:style>
    <style:style style:name="P50" style:family="paragraph" style:parent-style-name="Standard_20__28_user_29_">
      <style:paragraph-properties fo:margin-left="0cm" fo:margin-right="0cm" fo:line-height="100%" fo:text-indent="0cm" style:auto-text-indent="false"/>
      <style:text-properties style:use-window-font-color="true" style:font-name="Arial" fo:font-size="12pt" fo:font-weight="normal" officeooo:paragraph-rsid="001c3179" style:font-size-asian="10.5pt" style:font-weight-asian="normal" style:font-size-complex="12pt" style:font-weight-complex="normal"/>
    </style:style>
    <style:style style:name="P51" style:family="paragraph" style:parent-style-name="Standard_20__28_user_29_">
      <style:paragraph-properties fo:margin-left="0cm" fo:margin-right="0cm" fo:line-height="100%" fo:text-indent="0cm" style:auto-text-indent="false"/>
      <style:text-properties style:use-window-font-color="true" style:font-name="Arial" fo:font-size="12pt" fo:font-weight="normal" officeooo:rsid="006cae12" officeooo:paragraph-rsid="006cae12" style:font-size-asian="10.5pt" style:font-weight-asian="normal" style:font-size-complex="12pt" style:font-weight-complex="normal"/>
    </style:style>
    <style:style style:name="P52" style:family="paragraph" style:parent-style-name="Standard_20__28_user_29_">
      <style:paragraph-properties fo:margin-left="0cm" fo:margin-right="0cm" fo:line-height="100%" fo:text-indent="0cm" style:auto-text-indent="false"/>
      <style:text-properties style:use-window-font-color="true" style:font-name="Arial" fo:font-size="12pt" fo:font-weight="bold" officeooo:rsid="0024ec34" officeooo:paragraph-rsid="0025f20c" style:font-size-asian="12pt" style:font-weight-asian="bold" style:font-size-complex="12pt" style:font-weight-complex="bold"/>
    </style:style>
    <style:style style:name="P53" style:family="paragraph" style:parent-style-name="Standard_20__28_user_29_">
      <style:paragraph-properties fo:margin-left="0cm" fo:margin-right="0cm" fo:line-height="100%" fo:text-indent="0cm" style:auto-text-indent="false"/>
      <style:text-properties style:use-window-font-color="true" style:font-name="Arial" fo:font-size="12pt" fo:font-weight="bold" officeooo:rsid="0024ec34" officeooo:paragraph-rsid="0024ec34" style:font-size-asian="12pt" style:font-weight-asian="bold" style:font-size-complex="12pt" style:font-weight-complex="bold"/>
    </style:style>
    <style:style style:name="P54" style:family="paragraph" style:parent-style-name="Standard_20__28_user_29_">
      <style:paragraph-properties fo:margin-left="0cm" fo:margin-right="0cm" fo:line-height="100%" fo:text-indent="0cm" style:auto-text-indent="false"/>
      <style:text-properties style:use-window-font-color="true" style:font-name="Arial" fo:font-size="12pt" fo:font-weight="bold" officeooo:rsid="0025f20c" officeooo:paragraph-rsid="0025f20c" style:font-size-asian="12pt" style:font-weight-asian="bold" style:font-size-complex="12pt" style:font-weight-complex="bold"/>
    </style:style>
    <style:style style:name="P55" style:family="paragraph" style:parent-style-name="Standard_20__28_user_29_">
      <style:paragraph-properties fo:margin-left="0cm" fo:margin-right="0cm" fo:line-height="100%" fo:text-indent="0cm" style:auto-text-indent="false"/>
      <style:text-properties style:use-window-font-color="true" style:font-name="Arial" fo:font-size="12pt" fo:font-weight="bold" officeooo:rsid="001e893b" officeooo:paragraph-rsid="0024ec34" style:font-size-asian="12pt" style:font-weight-asian="bold" style:font-size-complex="12pt" style:font-weight-complex="bold"/>
    </style:style>
    <style:style style:name="P56" style:family="paragraph" style:parent-style-name="Standard_20__28_user_29_">
      <style:paragraph-properties fo:margin-left="0cm" fo:margin-right="0cm" fo:line-height="100%" fo:text-indent="0cm" style:auto-text-indent="false"/>
      <style:text-properties style:use-window-font-color="true" style:font-name="Arial" fo:font-size="12pt" fo:font-weight="bold" officeooo:rsid="0055e3a4" officeooo:paragraph-rsid="0055e3a4" style:font-size-asian="12pt" style:font-weight-asian="bold" style:font-size-complex="12pt" style:font-weight-complex="bold"/>
    </style:style>
    <style:style style:name="P57" style:family="paragraph" style:parent-style-name="Standard_20__28_user_29_">
      <style:paragraph-properties fo:margin-left="0cm" fo:margin-right="0cm" fo:line-height="100%" fo:text-indent="0cm" style:auto-text-indent="false"/>
      <style:text-properties style:use-window-font-color="true" style:font-name="Arial" fo:font-weight="bold" officeooo:paragraph-rsid="001c3179" style:font-weight-asian="bold" style:font-weight-complex="bold"/>
    </style:style>
    <style:style style:name="P58" style:family="paragraph" style:parent-style-name="Standard_20__28_user_29_">
      <style:paragraph-properties fo:margin-left="0cm" fo:margin-right="0cm" fo:line-height="100%" fo:text-indent="0cm" style:auto-text-indent="false"/>
      <style:text-properties style:use-window-font-color="true" style:font-name="Arial" fo:font-weight="bold" officeooo:paragraph-rsid="001c3179" style:font-weight-asian="bold"/>
    </style:style>
    <style:style style:name="P59" style:family="paragraph" style:parent-style-name="Standard_20__28_user_29_">
      <style:paragraph-properties fo:margin-left="0cm" fo:margin-right="0cm" fo:line-height="100%" fo:text-indent="0cm" style:auto-text-indent="false"/>
      <style:text-properties style:use-window-font-color="true" style:font-name="Arial" officeooo:paragraph-rsid="001c3179"/>
    </style:style>
    <style:style style:name="P60" style:family="paragraph" style:parent-style-name="Standard_20__28_user_29_">
      <style:paragraph-properties fo:margin-left="0cm" fo:margin-right="0cm" fo:line-height="100%" fo:text-indent="0cm" style:auto-text-indent="false"/>
      <style:text-properties style:use-window-font-color="true" style:font-name="Arial" officeooo:paragraph-rsid="0037f943" style:font-weight-complex="bold"/>
    </style:style>
    <style:style style:name="P61" style:family="paragraph" style:parent-style-name="Standard_20__28_user_29_">
      <style:paragraph-properties fo:margin-left="0cm" fo:margin-right="0cm" fo:line-height="100%" fo:text-indent="0cm" style:auto-text-indent="false"/>
      <style:text-properties style:use-window-font-color="true" style:font-name="Arial" fo:font-weight="normal" officeooo:paragraph-rsid="006e6569" style:font-weight-asian="normal" style:font-weight-complex="normal"/>
    </style:style>
    <style:style style:name="P62" style:family="paragraph" style:parent-style-name="Standard_20__28_user_29_">
      <style:paragraph-properties fo:margin-left="0cm" fo:margin-right="0cm" fo:line-height="100%" fo:text-indent="0cm" style:auto-text-indent="false"/>
      <style:text-properties style:use-window-font-color="true" style:font-name="Arial" fo:font-weight="normal" officeooo:rsid="0025f20c" officeooo:paragraph-rsid="0025f20c" style:font-weight-asian="normal" style:font-weight-complex="normal"/>
    </style:style>
    <style:style style:name="P63" style:family="paragraph" style:parent-style-name="Standard_20__28_user_29_">
      <style:paragraph-properties fo:margin-left="0cm" fo:margin-right="0cm" fo:line-height="100%" fo:text-indent="0cm" style:auto-text-indent="false"/>
      <style:text-properties style:use-window-font-color="true" style:font-name="Arial" fo:font-weight="normal" officeooo:rsid="006c24ec" officeooo:paragraph-rsid="006c24ec" style:font-weight-asian="normal" style:font-weight-complex="normal"/>
    </style:style>
    <style:style style:name="P64" style:family="paragraph" style:parent-style-name="Standard_20__28_user_29_">
      <style:paragraph-properties fo:margin-left="0cm" fo:margin-right="0cm" fo:line-height="100%" fo:text-indent="0cm" style:auto-text-indent="false"/>
      <style:text-properties style:font-name="Arial" fo:font-size="12pt" fo:font-weight="normal" officeooo:rsid="01a4e2e8" officeooo:paragraph-rsid="002033b8" style:font-size-asian="12pt" style:font-weight-asian="normal" style:font-size-complex="12pt" style:font-weight-complex="normal"/>
    </style:style>
    <style:style style:name="P65" style:family="paragraph" style:parent-style-name="Standard_20__28_user_29_">
      <style:paragraph-properties fo:margin-left="0cm" fo:margin-right="0cm" fo:line-height="100%" fo:text-indent="0cm" style:auto-text-indent="false"/>
      <style:text-properties style:font-name="Arial" fo:font-size="12pt" fo:font-weight="normal" officeooo:rsid="029b4d02" officeooo:paragraph-rsid="0070ad4f" style:font-size-asian="12pt" style:font-weight-asian="normal" style:font-size-complex="12pt" style:font-weight-complex="normal"/>
    </style:style>
    <style:style style:name="P66" style:family="paragraph" style:parent-style-name="Standard_20__28_user_29_">
      <style:paragraph-properties fo:margin-left="0cm" fo:margin-right="0cm" fo:line-height="100%" fo:text-indent="0cm" style:auto-text-indent="false"/>
      <style:text-properties style:font-name="Arial" fo:font-size="12pt" fo:font-weight="normal" officeooo:rsid="029d6dba" officeooo:paragraph-rsid="0070ad4f" style:font-size-asian="12pt" style:font-weight-asian="normal" style:font-size-complex="12pt" style:font-weight-complex="normal"/>
    </style:style>
    <style:style style:name="P67" style:family="paragraph" style:parent-style-name="Standard_20__28_user_29_">
      <style:paragraph-properties fo:margin-left="0cm" fo:margin-right="0cm" fo:line-height="100%" fo:text-indent="0cm" style:auto-text-indent="false"/>
      <style:text-properties style:font-name="Arial" fo:font-size="12pt" fo:font-weight="normal" officeooo:rsid="029eef52" officeooo:paragraph-rsid="0070ad4f" style:font-size-asian="12pt" style:font-weight-asian="normal" style:font-size-complex="12pt" style:font-weight-complex="normal"/>
    </style:style>
    <style:style style:name="P68" style:family="paragraph" style:parent-style-name="Standard_20__28_user_29_">
      <style:paragraph-properties fo:margin-left="0cm" fo:margin-right="0cm" fo:line-height="100%" fo:text-indent="0cm" style:auto-text-indent="false"/>
      <style:text-properties style:font-name="Arial" fo:font-size="16pt" fo:font-weight="bold" officeooo:rsid="0231191b" officeooo:paragraph-rsid="0070ad4f" style:font-size-asian="16pt" style:font-weight-asian="bold" style:font-size-complex="16pt" style:font-weight-complex="bold"/>
    </style:style>
    <style:style style:name="P69" style:family="paragraph" style:parent-style-name="Standard_20__28_user_29_">
      <style:paragraph-properties fo:margin-left="0cm" fo:margin-right="0cm" fo:line-height="100%" fo:text-indent="0cm" style:auto-text-indent="false"/>
      <style:text-properties style:font-name="Arial" officeooo:paragraph-rsid="0070ad4f"/>
    </style:style>
    <style:style style:name="P70" style:family="paragraph" style:parent-style-name="Standard_20__28_user_29_">
      <style:paragraph-properties fo:margin-left="0cm" fo:margin-right="0cm" fo:line-height="100%" fo:text-indent="0cm" style:auto-text-indent="false"/>
      <style:text-properties officeooo:paragraph-rsid="002fb5bc"/>
    </style:style>
    <style:style style:name="P71" style:family="paragraph" style:parent-style-name="Standard_20__28_user_29_">
      <style:paragraph-properties fo:margin-left="0cm" fo:margin-right="0cm" fo:line-height="100%" fo:text-indent="0cm" style:auto-text-indent="false"/>
      <style:text-properties fo:color="#ff0000" style:font-name="Arial" fo:font-size="12pt" fo:font-weight="normal" officeooo:rsid="01d192a2" officeooo:paragraph-rsid="002033b8" style:font-size-asian="12pt" style:font-weight-asian="normal" style:font-size-complex="12pt" style:font-weight-complex="normal"/>
    </style:style>
    <style:style style:name="P72" style:family="paragraph" style:parent-style-name="Standard_20__28_user_29_">
      <style:paragraph-properties fo:margin-left="0cm" fo:margin-right="0cm" fo:line-height="100%" fo:text-indent="0cm" style:auto-text-indent="false"/>
      <style:text-properties officeooo:rsid="0031ce06" officeooo:paragraph-rsid="0031ce06"/>
    </style:style>
    <style:style style:name="P73" style:family="paragraph" style:parent-style-name="Standard_20__28_user_29_">
      <style:paragraph-properties fo:margin-left="0cm" fo:margin-right="0cm" fo:line-height="100%" fo:text-indent="0cm" style:auto-text-indent="false"/>
      <style:text-properties officeooo:rsid="0031ce06" officeooo:paragraph-rsid="0035b999"/>
    </style:style>
    <style:style style:name="P74" style:family="paragraph" style:parent-style-name="Standard_20__28_user_29_">
      <style:paragraph-properties fo:margin-left="0cm" fo:margin-right="0cm" fo:line-height="100%" fo:text-indent="0cm" style:auto-text-indent="false"/>
      <style:text-properties officeooo:rsid="0031ce06" officeooo:paragraph-rsid="004b912f"/>
    </style:style>
    <style:style style:name="P75" style:family="paragraph" style:parent-style-name="Standard_20__28_user_29_">
      <style:paragraph-properties fo:margin-left="0cm" fo:margin-right="0cm" fo:line-height="100%" fo:text-indent="0cm" style:auto-text-indent="false"/>
      <style:text-properties fo:color="#800000" style:font-name="Arial" fo:font-weight="normal" officeooo:rsid="006c24ec" officeooo:paragraph-rsid="006c24ec" style:font-weight-asian="normal" style:font-weight-complex="normal"/>
    </style:style>
    <style:style style:name="P76" style:family="paragraph" style:parent-style-name="Standard_20__28_user_29_">
      <style:paragraph-properties fo:margin-left="0cm" fo:margin-right="0cm" fo:line-height="100%" fo:text-indent="0cm" style:auto-text-indent="false"/>
      <style:text-properties fo:color="#800000" style:font-name="Arial" fo:font-weight="normal" officeooo:rsid="006e93aa" officeooo:paragraph-rsid="006e93aa" style:font-weight-asian="normal" style:font-weight-complex="normal"/>
    </style:style>
    <style:style style:name="P77" style:family="paragraph" style:parent-style-name="Standard_20__28_user_29_">
      <style:paragraph-properties fo:margin-left="0cm" fo:margin-right="0cm" fo:line-height="100%" fo:text-indent="0cm" style:auto-text-indent="false"/>
      <style:text-properties fo:color="#800000" style:font-name="Arial" fo:font-weight="normal" officeooo:rsid="006eb33d" officeooo:paragraph-rsid="006eb33d" style:font-weight-asian="normal" style:font-weight-complex="normal"/>
    </style:style>
    <style:style style:name="P78" style:family="paragraph" style:parent-style-name="Standard_20__28_user_29_">
      <style:paragraph-properties fo:margin-left="0cm" fo:margin-right="0cm" fo:line-height="100%" fo:text-indent="0cm" style:auto-text-indent="false"/>
      <style:text-properties fo:color="#800000" style:font-name="Arial" fo:font-size="12pt" fo:font-weight="normal" officeooo:rsid="000a796d" officeooo:paragraph-rsid="002033b8" style:font-size-asian="12pt" style:font-weight-asian="normal" style:font-size-complex="12pt" style:font-weight-complex="normal"/>
    </style:style>
    <style:style style:name="P79" style:family="paragraph" style:parent-style-name="Standard_20__28_user_29_">
      <style:paragraph-properties fo:margin-left="0cm" fo:margin-right="0cm" fo:line-height="100%" fo:text-indent="0cm" style:auto-text-indent="false"/>
      <style:text-properties fo:color="#800000" style:font-name="Arial" fo:font-size="12pt" fo:font-weight="normal" officeooo:rsid="000aa51e" officeooo:paragraph-rsid="002033b8" style:font-size-asian="12pt" style:font-weight-asian="normal" style:font-size-complex="12pt" style:font-weight-complex="normal"/>
    </style:style>
    <style:style style:name="P80" style:family="paragraph" style:parent-style-name="Standard_20__28_user_29_">
      <style:paragraph-properties fo:margin-left="0cm" fo:margin-right="0cm" fo:line-height="100%" fo:text-indent="0cm" style:auto-text-indent="false"/>
      <style:text-properties fo:color="#800000" style:font-name="Arial" fo:font-size="12pt" fo:font-weight="normal" officeooo:rsid="00ff2cbf" officeooo:paragraph-rsid="002033b8" style:font-size-asian="12pt" style:font-weight-asian="normal" style:font-size-complex="12pt" style:font-weight-complex="normal"/>
    </style:style>
    <style:style style:name="P81" style:family="paragraph" style:parent-style-name="Standard_20__28_user_29_">
      <style:paragraph-properties fo:margin-left="0cm" fo:margin-right="0cm" fo:line-height="100%" fo:text-indent="0cm" style:auto-text-indent="false"/>
      <style:text-properties fo:color="#800000" style:font-name="Arial" fo:font-size="12pt" fo:font-weight="normal" officeooo:rsid="01d192a2" officeooo:paragraph-rsid="0037d2a8" style:font-size-asian="12pt" style:font-weight-asian="normal" style:font-size-complex="12pt" style:font-weight-complex="normal"/>
    </style:style>
    <style:style style:name="P82" style:family="paragraph" style:parent-style-name="Standard_20__28_user_29_">
      <style:paragraph-properties fo:margin-left="0cm" fo:margin-right="0cm" fo:line-height="100%" fo:text-indent="0cm" style:auto-text-indent="false"/>
      <style:text-properties fo:color="#800000" style:font-name="Arial" fo:font-weight="bold" officeooo:paragraph-rsid="001c3179" style:font-weight-asian="bold" style:font-weight-complex="bold"/>
    </style:style>
    <style:style style:name="P83" style:family="paragraph" style:parent-style-name="Standard_20__28_user_29_">
      <style:paragraph-properties fo:margin-left="0cm" fo:margin-right="0cm" fo:line-height="100%" fo:text-indent="0cm" style:auto-text-indent="false"/>
      <style:text-properties fo:color="#800000" style:font-name="Arial" fo:font-weight="bold" officeooo:rsid="0037d2a8" officeooo:paragraph-rsid="0037d2a8" style:font-weight-asian="bold" style:font-weight-complex="bold"/>
    </style:style>
    <style:style style:name="P84" style:family="paragraph" style:parent-style-name="Standard_20__28_user_29_">
      <style:paragraph-properties fo:margin-left="1.251cm" fo:margin-right="0cm" fo:line-height="100%" fo:text-indent="1.251cm" style:auto-text-indent="false"/>
      <style:text-properties style:use-window-font-color="true" style:font-name="Arial" fo:font-weight="bold" officeooo:paragraph-rsid="001c3179" style:font-weight-asian="bold" style:font-weight-complex="bold"/>
    </style:style>
    <style:style style:name="P85" style:family="paragraph" style:parent-style-name="Standard_20__28_user_29_">
      <style:paragraph-properties fo:margin-left="0cm" fo:margin-right="0cm" fo:line-height="100%" fo:text-indent="1.251cm" style:auto-text-indent="false"/>
      <style:text-properties style:use-window-font-color="true" style:font-name="Arial" fo:font-weight="bold" officeooo:paragraph-rsid="001c3179" style:font-weight-asian="bold"/>
    </style:style>
    <style:style style:name="P86" style:family="paragraph" style:parent-style-name="Standard_20__28_user_29_">
      <style:paragraph-properties fo:margin-left="0cm" fo:margin-right="0cm" fo:line-height="100%" fo:text-indent="1.251cm" style:auto-text-indent="false"/>
      <style:text-properties style:use-window-font-color="true" style:font-name="Arial" officeooo:paragraph-rsid="001c3179"/>
    </style:style>
    <style:style style:name="P87" style:family="paragraph" style:parent-style-name="Standard_20__28_user_29_">
      <style:paragraph-properties fo:margin-left="0cm" fo:margin-right="0cm" fo:line-height="100%" fo:text-indent="0cm" style:auto-text-indent="false"/>
      <style:text-properties style:use-window-font-color="true" style:font-name="Arial" fo:font-size="12pt" fo:font-weight="normal" officeooo:rsid="00e8d2bd" officeooo:paragraph-rsid="004939f5" style:font-size-asian="12pt" style:font-weight-asian="normal" style:font-size-complex="12pt" style:font-weight-complex="normal"/>
    </style:style>
    <style:style style:name="P88" style:family="paragraph" style:parent-style-name="Standard_20__28_user_29_">
      <style:paragraph-properties fo:margin-left="0cm" fo:margin-right="0cm" fo:line-height="100%" fo:text-indent="0cm" style:auto-text-indent="false"/>
      <style:text-properties style:use-window-font-color="true" style:font-name="Arial" fo:font-size="12pt" fo:font-weight="normal" officeooo:rsid="0025f20c" officeooo:paragraph-rsid="002033b8" style:font-size-asian="12pt" style:font-weight-asian="normal" style:font-size-complex="12pt" style:font-weight-complex="normal"/>
    </style:style>
    <style:style style:name="P89" style:family="paragraph" style:parent-style-name="Standard">
      <style:paragraph-properties fo:line-height="100%"/>
      <style:text-properties style:font-name="Arial" fo:font-size="14pt" fo:font-weight="bold" officeooo:paragraph-rsid="0070ad4f" style:font-size-asian="14pt" style:font-weight-asian="bold" style:font-size-complex="14pt" style:font-weight-complex="bold"/>
    </style:style>
    <style:style style:name="P90" style:family="paragraph" style:parent-style-name="Standard">
      <style:paragraph-properties fo:line-height="100%"/>
      <style:text-properties style:font-name="Arial" officeooo:rsid="023792ab" officeooo:paragraph-rsid="0070ad4f"/>
    </style:style>
    <style:style style:name="P91" style:family="paragraph" style:parent-style-name="Standard">
      <style:paragraph-properties fo:line-height="100%"/>
      <style:text-properties style:font-name="Arial" officeooo:rsid="007317f1" officeooo:paragraph-rsid="0070ad4f"/>
    </style:style>
    <style:style style:name="P92" style:family="paragraph" style:parent-style-name="Standard">
      <style:paragraph-properties fo:line-height="100%"/>
      <style:text-properties style:font-name="Arial" officeooo:rsid="008582df" officeooo:paragraph-rsid="0070ad4f"/>
    </style:style>
    <style:style style:name="P93" style:family="paragraph" style:parent-style-name="Standard">
      <style:paragraph-properties fo:line-height="100%"/>
      <style:text-properties style:font-name="Arial" officeooo:paragraph-rsid="0070ad4f"/>
    </style:style>
    <style:style style:name="P94" style:family="paragraph" style:parent-style-name="Standard">
      <style:paragraph-properties fo:line-height="100%"/>
      <style:text-properties officeooo:rsid="007317f1" officeooo:paragraph-rsid="0070ad4f"/>
    </style:style>
    <style:style style:name="P95" style:family="paragraph" style:parent-style-name="Standard">
      <style:paragraph-properties fo:line-height="100%"/>
      <style:text-properties officeooo:rsid="0086f8e6" officeooo:paragraph-rsid="0070ad4f"/>
    </style:style>
    <style:style style:name="T1" style:family="text">
      <style:text-properties style:font-name="Arial"/>
    </style:style>
    <style:style style:name="T2" style:family="text">
      <style:text-properties style:font-name="Arial" fo:font-size="16pt" fo:font-weight="bold" style:font-size-asian="16pt" style:font-weight-asian="bold" style:font-size-complex="16pt"/>
    </style:style>
    <style:style style:name="T3" style:family="text">
      <style:text-properties style:font-name="Arial" fo:font-size="16pt" fo:font-weight="bold" officeooo:rsid="011a0558" style:font-size-asian="16pt" style:font-weight-asian="bold" style:font-size-complex="16pt"/>
    </style:style>
    <style:style style:name="T4" style:family="text">
      <style:text-properties style:font-name="Arial" officeooo:rsid="007cca49"/>
    </style:style>
    <style:style style:name="T5" style:family="text">
      <style:text-properties style:font-name="Arial" officeooo:rsid="0231a228"/>
    </style:style>
    <style:style style:name="T6" style:family="text">
      <style:text-properties style:font-name="Arial" officeooo:rsid="0074d8f4"/>
    </style:style>
    <style:style style:name="T7" style:family="text">
      <style:text-properties style:font-name="Arial" officeooo:rsid="023dbe6b"/>
    </style:style>
    <style:style style:name="T8" style:family="text">
      <style:text-properties style:font-name="Arial" officeooo:rsid="023a0dbf"/>
    </style:style>
    <style:style style:name="T9" style:family="text">
      <style:text-properties style:font-name="Arial" officeooo:rsid="02723962"/>
    </style:style>
    <style:style style:name="T10" style:family="text">
      <style:text-properties style:font-name="Arial" officeooo:rsid="023ae356"/>
    </style:style>
    <style:style style:name="T11" style:family="text">
      <style:text-properties style:font-name="Arial" officeooo:rsid="02800ef9"/>
    </style:style>
    <style:style style:name="T12" style:family="text">
      <style:text-properties style:font-name="Arial" officeooo:rsid="02b06a48"/>
    </style:style>
    <style:style style:name="T13" style:family="text">
      <style:text-properties style:font-name="Arial" officeooo:rsid="0286b1d4"/>
    </style:style>
    <style:style style:name="T14" style:family="text">
      <style:text-properties style:font-name="Arial" officeooo:rsid="023b862f"/>
    </style:style>
    <style:style style:name="T15" style:family="text">
      <style:text-properties style:font-name="Arial" officeooo:rsid="02b128a1"/>
    </style:style>
    <style:style style:name="T16" style:family="text">
      <style:text-properties officeooo:rsid="001e4ddf" style:font-weight-complex="bold"/>
    </style:style>
    <style:style style:name="T17" style:family="text">
      <style:text-properties fo:font-size="16pt" style:font-size-asian="16pt" style:font-size-complex="16pt"/>
    </style:style>
    <style:style style:name="T18" style:family="text">
      <style:text-properties style:use-window-font-color="true"/>
    </style:style>
    <style:style style:name="T19" style:family="text">
      <style:text-properties style:use-window-font-color="true" style:font-name="Arial"/>
    </style:style>
    <style:style style:name="T20" style:family="text">
      <style:text-properties style:use-window-font-color="true" style:font-name="Arial" officeooo:rsid="002fb5bc"/>
    </style:style>
    <style:style style:name="T21" style:family="text">
      <style:text-properties style:use-window-font-color="true" style:font-name="Arial" officeooo:rsid="002fc3bb"/>
    </style:style>
    <style:style style:name="T22" style:family="text">
      <style:text-properties style:use-window-font-color="true" style:font-name="Arial" officeooo:rsid="002fe799"/>
    </style:style>
    <style:style style:name="T23" style:family="text">
      <style:text-properties style:use-window-font-color="true" style:font-name="Arial" officeooo:rsid="0031ce06"/>
    </style:style>
    <style:style style:name="T24" style:family="text">
      <style:text-properties style:use-window-font-color="true" style:font-name="Arial" officeooo:rsid="00326a8b"/>
    </style:style>
    <style:style style:name="T25" style:family="text">
      <style:text-properties style:use-window-font-color="true" style:font-name="Arial" officeooo:rsid="0032be4e"/>
    </style:style>
    <style:style style:name="T26" style:family="text">
      <style:text-properties style:use-window-font-color="true" style:font-name="Arial" officeooo:rsid="0035b999"/>
    </style:style>
    <style:style style:name="T27" style:family="text">
      <style:text-properties style:use-window-font-color="true" style:font-name="Arial" officeooo:rsid="003682a9"/>
    </style:style>
    <style:style style:name="T28" style:family="text">
      <style:text-properties style:use-window-font-color="true" style:font-name="Arial" officeooo:rsid="006d6078"/>
    </style:style>
    <style:style style:name="T29" style:family="text">
      <style:text-properties officeooo:rsid="0026b435"/>
    </style:style>
    <style:style style:name="T30" style:family="text">
      <style:text-properties officeooo:rsid="002df7f6"/>
    </style:style>
    <style:style style:name="T31" style:family="text">
      <style:text-properties officeooo:rsid="0037f943"/>
    </style:style>
    <style:style style:name="T32" style:family="text">
      <style:text-properties officeooo:rsid="003810a1"/>
    </style:style>
    <style:style style:name="T33" style:family="text">
      <style:text-properties officeooo:rsid="003bace9"/>
    </style:style>
    <style:style style:name="T34" style:family="text">
      <style:text-properties officeooo:rsid="0047a4d3"/>
    </style:style>
    <style:style style:name="T35" style:family="text">
      <style:text-properties officeooo:rsid="004939f5"/>
    </style:style>
    <style:style style:name="T36" style:family="text">
      <style:text-properties officeooo:rsid="004a5d5b"/>
    </style:style>
    <style:style style:name="T37" style:family="text">
      <style:text-properties officeooo:rsid="004d6b3c"/>
    </style:style>
    <style:style style:name="T38" style:family="text">
      <style:text-properties officeooo:rsid="004e3e63"/>
    </style:style>
    <style:style style:name="T39" style:family="text">
      <style:text-properties officeooo:rsid="004f8717"/>
    </style:style>
    <style:style style:name="T40" style:family="text">
      <style:text-properties officeooo:rsid="005317b7"/>
    </style:style>
    <style:style style:name="T41" style:family="text">
      <style:text-properties officeooo:rsid="0053e4e1"/>
    </style:style>
    <style:style style:name="T42" style:family="text">
      <style:text-properties officeooo:rsid="005756b9"/>
    </style:style>
    <style:style style:name="T43" style:family="text">
      <style:text-properties officeooo:rsid="005f193c"/>
    </style:style>
    <style:style style:name="T44" style:family="text">
      <style:text-properties officeooo:rsid="0062fcb8"/>
    </style:style>
    <style:style style:name="T45" style:family="text">
      <style:text-properties officeooo:rsid="00632f60"/>
    </style:style>
    <style:style style:name="T46" style:family="text">
      <style:text-properties officeooo:rsid="00652f29"/>
    </style:style>
    <style:style style:name="T47" style:family="text">
      <style:text-properties officeooo:rsid="00671982"/>
    </style:style>
    <style:style style:name="T48" style:family="text">
      <style:text-properties officeooo:rsid="0069b327"/>
    </style:style>
    <style:style style:name="T49" style:family="text">
      <style:text-properties officeooo:rsid="006b6e2e"/>
    </style:style>
    <style:style style:name="T50" style:family="text">
      <style:text-properties officeooo:rsid="006d6078"/>
    </style:style>
    <style:style style:name="T51" style:family="text">
      <style:text-properties officeooo:rsid="006e6569"/>
    </style:style>
    <style:style style:name="T52" style:family="text">
      <style:text-properties officeooo:rsid="006eb33d"/>
    </style:style>
    <style:style style:name="T53" style:family="text">
      <style:text-properties fo:font-size="12pt" fo:font-weight="normal" officeooo:rsid="029eef52" style:font-size-asian="12pt" style:font-weight-asian="normal" style:font-size-complex="12pt" style:font-weight-complex="normal"/>
    </style:style>
    <style:style style:name="T54" style:family="text">
      <style:text-properties fo:font-size="12pt" fo:font-weight="normal" officeooo:rsid="029ef525" style:font-size-asian="12pt" style:font-weight-asian="normal" style:font-size-complex="12pt" style:font-weight-complex="normal"/>
    </style:style>
    <style:style style:name="T55" style:family="text">
      <style:text-properties fo:font-size="12pt" fo:font-weight="normal" officeooo:rsid="000aa51e" style:font-size-asian="12pt" style:font-weight-asian="normal" style:font-size-complex="12pt" style:font-weight-complex="normal"/>
    </style:style>
    <style:style style:name="T56" style:family="text">
      <style:text-properties fo:font-size="12pt" fo:font-weight="normal" officeooo:rsid="000dc695" style:font-size-asian="12pt" style:font-weight-asian="normal" style:font-size-complex="12pt" style:font-weight-complex="normal"/>
    </style:style>
    <style:style style:name="T57" style:family="text">
      <style:text-properties fo:font-size="12pt" fo:font-weight="normal" officeooo:rsid="02a4d2ee" style:font-size-asian="12pt" style:font-weight-asian="normal" style:font-size-complex="12pt" style:font-weight-complex="normal"/>
    </style:style>
    <style:style style:name="T58" style:family="text">
      <style:text-properties fo:font-size="12pt" fo:font-weight="normal" officeooo:rsid="0292a286" style:font-size-asian="12pt" style:font-weight-asian="normal" style:font-size-complex="12pt" style:font-weight-complex="normal"/>
    </style:style>
    <style:style style:name="T59" style:family="text">
      <style:text-properties fo:font-size="12pt" style:font-size-asian="12pt" style:font-size-complex="12pt"/>
    </style:style>
    <style:style style:name="T60" style:family="text">
      <style:text-properties fo:font-size="12pt" officeooo:rsid="027dcba4" style:font-size-asian="12pt" style:font-size-complex="12pt"/>
    </style:style>
    <style:style style:name="T61" style:family="text">
      <style:text-properties fo:font-size="12pt" officeooo:rsid="028610bb" style:font-size-asian="12pt" style:font-size-complex="12pt"/>
    </style:style>
    <style:style style:name="T62" style:family="text">
      <style:text-properties fo:font-size="12pt" officeooo:rsid="02a3d59e" style:font-size-asian="12pt" style:font-size-complex="12pt"/>
    </style:style>
    <style:style style:name="T63" style:family="text">
      <style:text-properties fo:font-size="12pt" officeooo:rsid="0286521d" style:font-size-asian="12pt" style:font-size-complex="12pt"/>
    </style:style>
    <style:style style:name="T64" style:family="text">
      <style:text-properties fo:font-size="12pt" officeooo:rsid="02a4d2ee" style:font-size-asian="12pt" style:font-size-complex="12pt"/>
    </style:style>
    <style:style style:name="T65" style:family="text">
      <style:text-properties officeooo:rsid="02966159"/>
    </style:style>
    <style:style style:name="T66" style:family="text">
      <style:text-properties officeooo:rsid="0231a228"/>
    </style:style>
    <style:style style:name="T67" style:family="text">
      <style:text-properties officeooo:rsid="02a0ff46"/>
    </style:style>
    <style:style style:name="T68" style:family="text">
      <style:text-properties officeooo:rsid="02744861"/>
    </style:style>
    <style:style style:name="T69" style:family="text">
      <style:text-properties officeooo:rsid="0275e8a9"/>
    </style:style>
    <style:style style:name="T70" style:family="text">
      <style:text-properties officeooo:rsid="02a26b79"/>
    </style:style>
    <style:style style:name="T71" style:family="text">
      <style:text-properties officeooo:rsid="027b868c"/>
    </style:style>
    <style:style style:name="T72" style:family="text">
      <style:text-properties officeooo:rsid="02a3d59e"/>
    </style:style>
    <style:style style:name="T73" style:family="text">
      <style:text-properties officeooo:rsid="027bbbb0"/>
    </style:style>
    <style:style style:name="T74" style:family="text">
      <style:text-properties fo:font-weight="bold" style:font-weight-asian="bold" style:font-weight-complex="bold"/>
    </style:style>
    <style:style style:name="T75" style:family="text">
      <style:text-properties fo:font-weight="bold" officeooo:rsid="00a596f3" style:font-weight-asian="bold" style:font-weight-complex="bold"/>
    </style:style>
    <style:style style:name="T76" style:family="text">
      <style:text-properties officeooo:rsid="02881282"/>
    </style:style>
    <style:style style:name="T77" style:family="text">
      <style:text-properties officeooo:rsid="02a4d2ee"/>
    </style:style>
    <style:style style:name="T78" style:family="text">
      <style:text-properties officeooo:rsid="0298f88d"/>
    </style:style>
    <style:style style:name="T79" style:family="text">
      <style:text-properties officeooo:rsid="028ea453"/>
    </style:style>
    <style:style style:name="T80" style:family="text">
      <style:text-properties officeooo:rsid="029774ba"/>
    </style:style>
    <style:style style:name="T81" style:family="text">
      <style:text-properties officeooo:rsid="00e78cfa"/>
    </style:style>
    <style:style style:name="T82" style:family="text">
      <style:text-properties officeooo:rsid="00eb8e86"/>
    </style:style>
    <style:style style:name="T83" style:family="text">
      <style:text-properties fo:font-size="14pt" fo:font-weight="bold" officeooo:rsid="000a796d" style:font-size-asian="14pt" style:font-weight-asian="bold" style:font-size-complex="14pt" style:font-weight-complex="bold"/>
    </style:style>
    <style:style style:name="T84" style:family="text">
      <style:text-properties fo:font-size="14pt" fo:font-weight="bold" officeooo:rsid="028df2a1" style:font-size-asian="14pt" style:font-weight-asian="bold" style:font-size-complex="14pt" style:font-weight-complex="bold"/>
    </style:style>
    <style:style style:name="T85" style:family="text">
      <style:text-properties officeooo:rsid="029b6b54"/>
    </style:style>
    <style:style style:name="T86" style:family="text">
      <style:text-properties officeooo:rsid="029d6dba"/>
    </style:style>
    <style:style style:name="T87" style:family="text">
      <style:text-properties officeooo:rsid="029e72f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Centre de formation d’osthéopathie animale</text:p>
      <text:p text:style-name="P1"/>
      <text:p text:style-name="P89">Thèmes abordés</text:p>
      <text:p text:style-name="P90">Refonte de site</text:p>
      <text:p text:style-name="P90">Traitement d’images</text:p>
      <text:p text:style-name="P91">Découpe Html</text:p>
      <text:p text:style-name="P91">Bootstrap</text:p>
      <text:p text:style-name="P91">Intégration Css<text:line-break/><text:span text:style-name="T65">JQuery</text:span></text:p>
      <text:p text:style-name="P94"><text:span text:style-name="T4">Quick Install</text:span><text:span text:style-name="T1"><text:line-break/>Intégration WordPress</text:span></text:p>
      <text:p text:style-name="P95"><text:span text:style-name="T5">Administration</text:span><text:span text:style-name="T1"> WordPress</text:span></text:p>
      <text:p text:style-name="P91"><text:span text:style-name="T66">E</text:span>xtensions WordPress</text:p>
      <text:p text:style-name="P92">PhpMyAdmin</text:p>
      <text:p text:style-name="P93"/>
      <text:p text:style-name="P7">Missions</text:p>
      <text:p text:style-name="P27"><text:span text:style-name="T1">Création d</text:span><text:span text:style-name="T6">e</text:span><text:span text:style-name="T1"> maquette</text:span><text:span text:style-name="T6">s</text:span><text:span text:style-name="T1"> html </text:span><text:span text:style-name="T7">et </text:span><text:span text:style-name="T1">css.</text:span></text:p>
      <text:p text:style-name="P8"/>
      <text:p text:style-name="P28"><text:span text:style-name="T1">Chez Fb Digital depuis 2011, ce centre de formation est un des client </text:span><text:span text:style-name="T8">les </text:span><text:span text:style-name="T1">plus ancien </text:span><text:span text:style-name="T9">ici</text:span><text:span text:style-name="T1">. Ils ont décidé il y a environ un an de la refonte de leur site. </text:span><text:span text:style-name="T10">En manque d’élément de la part du client, </text:span><text:span text:style-name="T11">d’un graphiste </text:span><text:span text:style-name="T12">ne faisant plus parti de la société et de la perte des fichiers psd</text:span><text:span text:style-name="T11">, </text:span><text:span text:style-name="T10">ce projet a avancé au ralenti. </text:span><text:span text:style-name="T13">En plus d’être le premier, c</text:span><text:span text:style-name="T14">’est </text:span><text:span text:style-name="T15">aussi</text:span><text:span text:style-name="T14"> le projet sur lequel j’ai le plus travaillé.</text:span></text:p>
      <text:p text:style-name="P9"/>
      <text:p text:style-name="P9"/>
      <text:p text:style-name="P7">Travail</text:p>
      <text:p text:style-name="P10"/>
      <text:p text:style-name="P11">Au départ j’étais chargé de découper la maquette <text:span text:style-name="T67">en jpg </text:span>de le <text:span text:style-name="T68">l</text:span>a page d’accueil pour <text:span text:style-name="T68">e</text:span>n faire un fichier Html <text:span text:style-name="T68">et Css fonctionnel</text:span>. <text:span text:style-name="T68">J’ai rapidement collaboré avec Julien par Skype, développeur expérimenté resté à Perpignan suite à la fusion des trois entreprises. De manière générale, tout au long du stage, il a su prendre du temps pour moi et m’expliquer les choses en détail. </text:span></text:p>
      <text:p text:style-name="P12">Après avoir créé le squelette html, plusieurs difficultés sont apparues. Le header avec une image <text:span text:style-name="T69">full-screen</text:span>, qui comprenait le menu de navigation, un paragraphe et une colonne de boutons <text:span text:style-name="T69">sur la</text:span> droite. <text:span text:style-name="T69">Quelle était la meilleure façon de faire ? Plusieurs techniques sont souvent possible. Mais ce qui importe au final, c’est de choisir l’option qui permettra le plus de souplesse et de facilité d’utilisation, autant pour le développeur que pour le client. Pour le header, sur une idée de Julien, et vu l’imbrication des éléments, j’ai utilisé FlexBox comme technique de positionnement. Technique relativement jeune qui permet nombres de facilités dans la mise en page.</text:span></text:p>
      <text:p text:style-name="P13">La page d’accueil comporte souvent les principaux éléments du design, c’est donc dès le début de la découpe que tout se joue. Respect <text:span text:style-name="T70">de</text:span> la sémantique Html, utilisation de la grille Bootstrap, écriture de Css avec Less en ayant au maximum une approche par composants, pas toujours facile depuis la vue unique de la page d’accueil.</text:p>
      <text:p text:style-name="P13">Par la suite, on affine, en ajoutant des composants Boostrap, comme la barre de navigation avec l’attribut affix, des accordéons et un carrousel pas encore dynamique.</text:p>
      <text:p text:style-name="P14">On peut reprendre des variables Bootstrap que l’on ajoutent au début du fichier <text:span text:style-name="T71">xs.less </text:span>et qui prendront le dessu<text:span text:style-name="T71">s</text:span> sur celles natives de Bootstrap. <text:span text:style-name="T71">Une bonne façon d’économiser la réécriture de règles.</text:span></text:p>
      <text:p text:style-name="P15">J’ai également utilisé la gestion d’événements du carrousel Bootstrap pour ajouter <text:span text:style-name="T72">de l’</text:span>interactivité lors des changements de slide.</text:p>
      <text:p text:style-name="P12"><text:soft-page-break/></text:p>
      <text:p text:style-name="P16">A ce stade, il aurait fallu refaire au moins une ou deux maquettes afin de repartir sur de bonnes bases. C’est l’idée que Julien m’avait soumise. Je n’étais pas là pour faire du Photoshop, mais ça aurait quand même <text:span text:style-name="T72">été </text:span>un bon exercice. De toute façon, les juges ont tranché et on continu dans la lancée. <text:span text:style-name="T73">J’ai </text:span>donc <text:span text:style-name="T73">procédé de la même manière pour créer un gabarit des pages intérieures en partant de la deuxième maquette jpg. Je me suis aperçu que le graphiste ayant produit ces maquettes avait repris une page de contenu au hasard sur le site existant, et avait ensuite déroulé les éléments un à un dans son design. Ce qui n’a clairement aucun sens, à part faire joli, puisque c’est le contenu qui détermine le design et non l’inverse. On a donc une maquette qui va être très difficile à exploiter efficacement.</text:span></text:p>
      <text:p text:style-name="P10"/>
      <text:p text:style-name="P17"><text:span text:style-name="T59">Après plusieurs jours, Sylvaine est revenu vers moi avec une arborescence du site mise à jour, et souhaitait maquetter la partie NewsRoom, et </text:span><text:span text:style-name="T60">aussi </text:span><text:span text:style-name="T59">penser l’agencement de ses sous-parties. </text:span><text:span text:style-name="T61">Au niveau du design, pas de gros problème</text:span><text:span text:style-name="T62">s</text:span><text:span text:style-name="T61">, en revanche pour l’ajout de pages de façon logique dans WordPress, j’</text:span><text:span text:style-name="T62">ai dû me</text:span><text:span text:style-name="T63"> plong</text:span><text:span text:style-name="T64">er</text:span><text:span text:style-name="T63"> dans</text:span><text:span text:style-name="T61"> la hiérarchie des pages. Cela m’a permis de mieux comprendre le fonctionnement global de WordPress. </text:span><text:span text:style-name="T63">Très bénéfique.</text:span></text:p>
      <text:p text:style-name="P18"/>
      <text:p text:style-name="P19"><text:span text:style-name="T74">Intégration </text:span><text:span text:style-name="T75">WordPress</text:span><text:span text:style-name="T74"> :</text:span></text:p>
      <text:p text:style-name="P20">Ce premier <text:span text:style-name="T76">projet, en plus d’être le plus complet de tous, m’a permis d’acquérir une méthodologie sur la façon d’aborder la création ou la refonte d’un site. Le contenu, le design, les technologies ou logiciels utilisé forment un tout. Le séparation entre le design et le contenu prend alors tout son sens. Savoir d’où l’on vient pour savoir où l’on va.</text:span></text:p>
      <text:p text:style-name="P21">Nous avons donc, avec Julien et Sylvaine, analys<text:span text:style-name="T77">é</text:span> le contenu du site actuel et détermin<text:span text:style-name="T77">é</text:span> les contenus pertinents à intégrer dans WordPress.</text:p>
      <text:p text:style-name="P22">Après l’étude de l’arborescence et la définition de toutes les pages et de leur contenu, j’ai pu créer <text:span text:style-name="T78">de nouveaux modèles de page </text:span>ou étendre les fonctionnalités des <text:span text:style-name="T78">modèles</text:span> <text:span text:style-name="T78">existants</text:span>.</text:p>
      <text:p text:style-name="P23">Afin d’insérer le contenu au bon endroit, j’ai utilisé l’extension Types, qui m’a permis <text:span text:style-name="T79">de créer et gérer des types de contenus et des champs bien spécifiques. Notamment un champ footer-image afin d’ajouter une image supplémentaire associé à la page, des champs url pour le header, des champs de termes pour ajouter une image aux catégories, ainsi qu’un type de contenu accordions pour gérer les différents accordéons du site.</text:span></text:p>
      <text:p text:style-name="P23"/>
      <text:p text:style-name="P22">Entre temps, le client a envoyé des photos à récupérer via une plateforme d’échanges de fichiers : WeTransfer. J’ai donc pu faire varier un peu les images présentes sur le site.</text:p>
      <text:p text:style-name="P23"/>
      <text:p text:style-name="P24">J’ai également utilisé l<text:span text:style-name="T80">es </text:span>extension<text:span text:style-name="T80">s</text:span> <text:span text:style-name="T81">Regenerate Thumbnails, </text:span>Contact Form 7, <text:span text:style-name="T55">P</text:span><text:span text:style-name="T56">ost Category Widget </text:span><text:span text:style-name="T57">pour </text:span><text:span text:style-name="T58">afficher des articles liés à une catégorie</text:span> ainsi que <text:span text:style-name="T82">Custom Post Order pour</text:span> choisir<text:span text:style-name="T82"> l’ordre des items de l’accordéon. L’utilisation de ces extensions apporte un vrai plus au développeur en terme de rapidité.</text:span></text:p>
      <text:p text:style-name="P20"/>
      <text:p text:style-name="P69"><text:span text:style-name="T83">Difficultés / </text:span><text:span text:style-name="T84">Analyse</text:span></text:p>
      <text:p text:style-name="P65"><text:span text:style-name="T85">D</text:span>u début du projet, où le client n’est pas partie prenante, à la phase d’intégration avec une maquette incomplète, cette mission à cumuler <text:span text:style-name="T86">nombres</text:span> de difficultés. </text:p>
      <text:p text:style-name="P66">D’une meilleure compréhension du fonctionnement de WordPress et de ses extensions, <text:span text:style-name="T87">à la mise en place des processus de développement « maison » et l’adaptation à un nouvel environnement de travail, cette mission a également été pour moi une grande source de connaissances et de bonnes pratiques.</text:span></text:p>
      <text:p text:style-name="P67"><text:soft-page-break/>Tout cela a aussi été l’occasion de reprendre de nombreux thèmes abordés lors de ma formation, comme par exemple les techniques de positionnement en Css ainsi que les alignements verticaux.</text:p>
      <text:p text:style-name="P5"><text:span text:style-name="T53">De façon plus générale, concernant la gestion de projet, j’ai pu constater qu’une démarche itérative et </text:span><text:span text:style-name="T54">collaborative, au moins entre les membres de l’équipe, permettait d’avancer bien plus sereinement et efficacement.</text:span></text:p>
      <text:p text:style-name="P5"><text:span text:style-name="T54"/></text:p>
      <text:p text:style-name="P5"><text:span text:style-name="T54"/></text:p>
      <text:p text:style-name="P5">Analyse / Bilan de l'expérience</text:p>
      <text:p text:style-name="P2"/>
      <text:p text:style-name="P29">Analyse générale</text:p>
      <text:p text:style-name="P88"/>
      <text:p text:style-name="P33">Ces quelques semaines passées chez Fb Digital ont réellement été riches et constructives, <text:span text:style-name="T33">en travail et en émotions</text:span>. <text:span text:style-name="T33">J’ai pris conscience de tous ce que j’avais appris durant cette année ainsi que de l’état actuel de mes compétences. Mais également de tout l’apprentissage, de la maîtrise et de la pratique encore nécessaire à l’acquisition d’un vrai savoir-faire.</text:span></text:p>
      <text:p text:style-name="P33"/>
      <text:p text:style-name="P30">Analyse <text:span text:style-name="T34">détails</text:span></text:p>
      <text:p text:style-name="P38"><text:span text:style-name="T37">La factorisation du code, quelque soit le langage utilisé, permet au code d’être plus facile à réutiliser, à maintenir et à lire. Toutes ces notions sont essentielles aujourd’hui car la collaboration entre les différents membres d’une équipe doit être fluide et rapide.</text:span></text:p>
      <text:p text:style-name="P37"/>
      <text:p text:style-name="P45">L’utilisation des Css au lieu de Javascript permet bien souvent <text:span text:style-name="T43">de simplifier le développement. Le Css est plus léger, plus lisible et plus maintenable. Autrement dit, on écrit moins de code et il sera plus facile pour un autre développeur de modifier ce code par la suite. De plus, l’utilisateur ne peut pas désactiver les Css.</text:span></text:p>
      <text:p text:style-name="P40"/>
      <text:p text:style-name="P46">La devise de Jquery est : Write less do more. Tout est dit ! Encore une fois, Jquery permet de produire un code moins long et plus simple à comprendre. C’est un bon résumé de la philosophie actuelle dans le développement web.</text:p>
      <text:p text:style-name="P40"/>
      <text:p text:style-name="P47">Un framework est un outil qui doit permettre un gain de productivité significatif. En général <text:span text:style-name="T44">l’</text:span>apprentissage <text:span text:style-name="T44">et la mise en place de tels outils </text:span>demande<text:span text:style-name="T49">nt</text:span> un effort supplémentaire au développeur. <text:span text:style-name="T45">La question à se poser est alors de savoir si le framework va nous faire gagner ou perdre du temps ? La réponse est parfois subjective, mais peut être argumentée par l’impact du temps de chargement supplémentaire sur la page (Bootstrap) ou sur la nécessité de mettre en place un outil lourd pour un site de quelques pages (Symfony).</text:span></text:p>
      <text:p text:style-name="P48">En fonction des réponses, la solution la plus logique s’impose souvent d’elle même.</text:p>
      <text:p text:style-name="P47"/>
      <text:p text:style-name="P39"><text:span text:style-name="T46">Afin de </text:span>palier <text:span text:style-name="T46">aux</text:span> problèmes <text:span text:style-name="T46">de compatibilités ou d’interprétations</text:span> <text:span text:style-name="T46">entre</text:span> <text:span text:style-name="T47">les </text:span>différents navigateurs, <text:span text:style-name="T46">il existe des scripts comme Html5-Shiv ou Modernizr qui permettront au développeur de se concentrer uniquement sur son code.</text:span></text:p>
      <text:p text:style-name="P39"/>
      <text:p text:style-name="P39">La meilleure des pratique est d’abord un choix de technologies maîtrisées.</text:p>
      <text:p text:style-name="P49">Et c’est bien là la clé ! Mieux vaux faire une seule chose correctement, plutôt que dix mal. <text:span text:style-name="T48">La pratique et l’expérience permettent ensuite d’ajouter des cordes à notre arc de développeur.</text:span></text:p>
      <text:p text:style-name="P32"/>
      <text:p text:style-name="P84"/>
      <text:p text:style-name="P58"><text:soft-page-break/><text:span text:style-name="T17">Atteintes des objectifs</text:span></text:p>
      <text:p text:style-name="P58"><text:span text:style-name="T16"/></text:p>
      <text:p text:style-name="P52">Gestion de projet</text:p>
      <text:p text:style-name="P41">La communication et les échanges entre tous les acteurs <text:span text:style-name="T38">sont primordiaux. </text:span>Le découpage d<text:span text:style-name="T39">es </text:span>tâches <text:span text:style-name="T39">et les besoins du client comme fil rouge</text:span> contribue<text:span text:style-name="T39">nt</text:span> activement à la réussite d’un projet.</text:p>
      <text:p text:style-name="P42"/>
      <text:p text:style-name="P54">Outils </text:p>
      <text:p text:style-name="P43">Se créer un environnement de travail où l’on maîtrise parfaitement les outils utilisés est indispensable et permet de résoudre sereinement des problèmes plus complexes.</text:p>
      <text:p text:style-name="P54"/>
      <text:p text:style-name="P56">Contenu</text:p>
      <text:p text:style-name="P43">Le Html représente le squelette de toute application web. <text:span text:style-name="T40">Le respect de la sémantique des balises ainsi qu’une structure des données en adéquation avec les besoins du client </text:span>garanti<text:span text:style-name="T42">ssent</text:span> <text:span text:style-name="T41">de solides bases a</text:span>u site à venir.</text:p>
      <text:p text:style-name="P53"/>
      <text:p text:style-name="P56">Le design</text:p>
      <text:p text:style-name="P44">L’interface utilisateur et le design sont les principaux vecteurs d’interactions pour l’utilisateur. <text:span text:style-name="T42">Un design et des maquettes bien pensées permettront une évolutivité et une maintenance du site bien plus simple et efficace.</text:span></text:p>
      <text:p text:style-name="P55"/>
      <text:p text:style-name="P31"/>
      <text:p text:style-name="P85"/>
      <text:p text:style-name="P6"><text:span text:style-name="T2">Difficultés rencontrées / </text:span><text:span text:style-name="T3">critiques</text:span></text:p>
      <text:p text:style-name="P57">//La collaboration <text:s/>au sein d’une équipe</text:p>
      <text:p text:style-name="P62"/>
      <text:p text:style-name="P62"><text:span text:style-name="T29">Une année de formation à domicile ajoutée à mes années de gestion de la maison d’édition</text:span>, cela faisait un bon moment que <text:span text:style-name="T29">je n’avais pas eu de collègues assis face à moi tous les jours. J’ai trouvé chez Fb Digital une équipe à l’écoute, prêtes à m’aider à chaque instant, le tout dans la bonne humeur.</text:span></text:p>
      <text:p text:style-name="P62"/>
      <text:p text:style-name="P63">Après en avoir discuté avec Alexandre et réfléchis de mon côté, j’ai trouvé de potentielles pistes d’améliorations pour l’organisation de l’agence.</text:p>
      <text:p text:style-name="P63"/>
      <text:p text:style-name="P63"/>
      <text:p text:style-name="P75"/>
      <text:p text:style-name="P78">less sass pourquoi less</text:p>
      <text:p text:style-name="P78">git branch <text:s text:c="2"/>ma branch → <text:s text:c="2"/>merge vers master</text:p>
      <text:p text:style-name="P78">avoir un serveur avec un accès à tout le monde</text:p>
      <text:p text:style-name="P78">procédure et échanges <text:s/>et outils</text:p>
      <text:p text:style-name="P79">process <text:s/>outil de gestion de projet</text:p>
      <text:p text:style-name="P79">une doc pdf → fil conducteur <text:s/>style guide</text:p>
      <text:p text:style-name="P79">Définition des besoins pertinentes</text:p>
      <text:p text:style-name="P79">Que tout le monde utilisent les mêmes outils tout au long du projet</text:p>
      <text:p text:style-name="P59"/>
      <text:p text:style-name="P29">Note de synthèse sur la résolution de la pbtik</text:p>
      <text:p text:style-name="P50"/>
      <text:p text:style-name="P51">L’intégration web est un vaste sujet, concernant beaucoup de monde et alimentant quantité de débats.</text:p>
      <text:p text:style-name="P51"><text:soft-page-break/>Les solutions <text:span text:style-name="T52">liées à la problématique </text:span>peuvent être multiples, principalement en fonction du projet à réaliser, de l’équipe en place ainsi que <text:span text:style-name="T50">des moyens mis à disposition. Ceci dit, plusieurs généralités se distinguent </text:span>:</text:p>
      <text:p text:style-name="P61">Réfléchir avant d’agir <text:span text:style-name="T51">afin de</text:span> structurer son raisonnement. <text:span text:style-name="T51">L’idée est ici de partir du global et de zoomer au fur et à mesure vers le détail. Cette approche est valable pour chaque étape du développement et permet d’avoir une vue d’ensemble cohérente sur tous le projet. L’UML et les diagrammes de classes peuvent aider à comprendre et à adopter cette démarche. </text:span></text:p>
      <text:p text:style-name="P61"/>
      <text:p text:style-name="P76">Finalement, qu’est ce qu’un site sinon des informations <text:span text:style-name="T52">bien agencées. Du contenu et du design. La façon dont tous les éléments s’imbriquent entre eux, </text:span></text:p>
      <text:p text:style-name="P77">Que doit comprendre l’utilisateur</text:p>
      <text:p text:style-name="P82"/>
      <text:p text:style-name="P80">D’où viennent les données présentes sur le site</text:p>
      <text:p text:style-name="P80">Statique ou Fixe</text:p>
      <text:p text:style-name="P25">Pratiquer afin d’acquérir et maîtriser les bonnes pratiques</text:p>
      <text:p text:style-name="P26"/>
      <text:p text:style-name="P82">Les ajustements nécessaires : de la théorie à la pratique quotidienne</text:p>
      <text:p text:style-name="P82"/>
      <text:p text:style-name="P83">Evoluer et s’adapter avec de nouveaux outils <text:span text:style-name="T31">et méthodes</text:span></text:p>
      <text:p text:style-name="P81">GSS</text:p>
      <text:p text:style-name="P81">Outils en vogue</text:p>
      <text:p text:style-name="P81">Framework Js</text:p>
      <text:p text:style-name="P81">Templating Html</text:p>
      <text:p text:style-name="P60"/>
      <text:p text:style-name="P3"/>
      <text:p text:style-name="P4">Conclusion</text:p>
      <text:p text:style-name="P86"/>
      <text:p text:style-name="P29">L’évolution du métier </text:p>
      <text:p text:style-name="P70"><text:span text:style-name="T20">Le web avance à toute allure. Les technologies de pointe d’aujourd’hui ne seront peut-être qu’un vague souvenir demain. Plus globalement, la quantité d’information disponible est assommante. En 2000, on pouvait </text:span><text:span text:style-name="T21">prétendre co</text:span><text:span text:style-name="T20">nnaître </text:span><text:span text:style-name="T21">l’ensemble des méthodes et technologies liées à la conception d’un site, </text:span><text:span text:style-name="T22">c’est</text:span><text:span text:style-name="T21"> aujourd’hui tout simplement impossible.</text:span><text:span text:style-name="T20"> Comment faire alors ? </text:span><text:span text:style-name="T23">Je pense que la solution réside dans la maîtrise d’une technologie ou d’un ensemble de technologies permettant d’atteindre un but précis. Autrement dit, la spécialisation. Etre performant sur un sujet en particulier, essayer d’être un expert, s’informer en permanence sur les évolutions et tendances de ce domaine.</text:span></text:p>
      <text:p text:style-name="P73"><text:span text:style-name="T26">L</text:span><text:span text:style-name="T19">e développement, </text:span><text:span text:style-name="T24">à l’instar d’autres métier, </text:span><text:span text:style-name="T19">évolue de telle façon qu’il est nécessaire d’</text:span><text:span text:style-name="T24">être</text:span><text:span text:style-name="T19"> toujours plus </text:span><text:span text:style-name="T24">rapide</text:span><text:span text:style-name="T19"> et productif. </text:span><text:span text:style-name="T25">De nouveaux outils émergent tous les jours, il est donc nécessaire d’avoir une solide culture générale et une ouverture d’esprit permanente afin </text:span><text:span text:style-name="T26">d’évaluer</text:span><text:span text:style-name="T25"> l</text:span><text:span text:style-name="T26">a pertinence et l’utilité que peuvent </text:span><text:span text:style-name="T27">apporter</text:span><text:span text:style-name="T26"> ces outils. </text:span></text:p>
      <text:p text:style-name="P35"><text:span text:style-name="T35">De plus, via l’utilisation de WordPress notamment, j’ai eu à comprendre et écrire une somme assez conséquente de <text:s/>php. Quelle sera la place et l’utilité d’un langage serveur dans le développement Front ?</text:span></text:p>
      <text:p text:style-name="P73"><text:span text:style-name="T26"/></text:p>
      <text:p text:style-name="P74"><text:span text:style-name="T26">Essayer d’évoluer intelligemment </text:span><text:span text:style-name="T28">et</text:span><text:span text:style-name="T26"> faire les bons choix. </text:span><text:span text:style-name="T28">U</text:span><text:span text:style-name="T27">ne logique quasi universelle en fin de compte !</text:span></text:p>
      <text:p text:style-name="P72"><text:span text:style-name="T25"/></text:p>
      <text:p text:style-name="P36"/>
      <text:p text:style-name="P71"/>
      <text:p text:style-name="P86"><text:tab/></text:p>
      <text:p text:style-name="P29"><text:soft-page-break/>Et la suite</text:p>
      <text:p text:style-name="P34">Ce stage m’a permis d’approfondir considérablement mes co<text:span text:style-name="T30">mpétences </text:span>en intégration web. Mais, l’intégration ne représente qu’une partie du métier de développeur Front-End. </text:p>
      <text:p text:style-name="P34">Je souhaiterais dans un avenir proche avoir l’<text:span text:style-name="T36">opportunité</text:span> de travailler sur des projets prenant en compte l’ensemble des problématiques liées au Front Office <text:span text:style-name="T32">et acquérir ainsi une vision plus globale du métier.</text:span></text:p>
      <text:p text:style-name="P64"><text:span text:style-name="T18"/></text:p>
      <text:p text:style-name="P87"><text:span text:style-name="T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Standard_20__28_user_29_" style:display-name="Standard (user)" style:family="paragraph" style:default-outline-level="">
      <style:paragraph-properties fo:text-align="start" style:justify-single-word="false" fo:orphans="2" fo:widows="2" fo:hyphenation-ladder-count="no-limit" style:punctuation-wrap="simple" style:vertical-align="baseline" style:writing-mode="lr-tb"/>
      <style:text-properties fo:color="#00000a" style:font-name="Liberation Serif" fo:font-family="'Liberation Serif'" style:font-family-generic="roman" style:font-pitch="variable" fo:font-size="12pt" fo:language="fr" fo:country="FR" style:font-name-asian="SimSun" style:font-family-asian="SimSun" style:font-family-generic-asian="system" style:font-pitch-asian="variable" style:font-size-asian="12pt" style:language-asian="zh" style:country-asian="CN" style:font-name-complex="Arial1" style:font-family-complex="Arial" style:font-family-generic-complex="system" style:font-pitch-complex="variable" style:font-size-complex="12pt" style:language-complex="hi" style:country-complex="IN" fo:hyphenate="false" fo:hyphenation-remain-char-count="2" fo:hyphenation-push-char-count="2"/>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6T08:55:26.365000000</meta:creation-date>
    <dc:date>2017-12-06T15:50:04.108000000</dc:date>
    <meta:editing-duration>PT4H8M1S</meta:editing-duration>
    <meta:editing-cycles>80</meta:editing-cycles>
    <meta:generator>LibreOffice/5.2.7.2$Windows_x86 LibreOffice_project/2b7f1e640c46ceb28adf43ee075a6e8b8439ed10</meta:generator>
    <meta:document-statistic meta:table-count="0" meta:image-count="0" meta:object-count="0" meta:page-count="6" meta:paragraph-count="93" meta:word-count="2146" meta:character-count="13320" meta:non-whitespace-character-count="11248"/>
  </office:meta>
</office:document-meta>
</file>